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5626" officeooo:paragraph-rsid="001526e9"/>
    </style:style>
    <style:style style:name="T1" style:family="text">
      <style:text-properties officeooo:rsid="0011d2a0"/>
    </style:style>
    <style:style style:name="T2" style:family="text">
      <style:text-properties officeooo:rsid="0013c17d"/>
    </style:style>
    <style:style style:name="T3" style:family="text">
      <style:text-properties officeooo:rsid="00147ffa"/>
    </style:style>
    <style:style style:name="T4" style:family="text">
      <style:text-properties officeooo:rsid="001526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whom it may concern, my reason for requesting this partial withdrawal <text:s/>is <text:span text:style-name="T2">threefold, and points to a culmination of factors</text:span> <text:span text:style-name="T2">that</text:span> hindered my performance and ability to preemptively <text:span text:style-name="T4">withdraw before things became unrecoverable</text:span>. <text:s/>To begin <text:span text:style-name="T2">with</text:span>, I was <text:span text:style-name="T2">recently </text:span>admitted into Emory Dekalb Medical Center on April 12 up until April 18. I was admitted into the psych<text:span text:style-name="T2">iatric</text:span> ward as I had lost most of my sense of reality <text:span text:style-name="T2">starting</text:span> <text:span text:style-name="T4">around the</text:span> beginning of the month <text:span text:style-name="T2">of April, </text:span>which became progressively worse as the days went on. <text:span text:style-name="T2">Apparently</text:span> I’d sustained <text:span text:style-name="T4">a</text:span>, yet <text:span text:style-name="T1">unprecedented</text:span> in my medical history, chemical imbalance as per the <text:span text:style-name="T1">diagnosis</text:span> of the doctors and medical staff who saved me. Upon reviewing my emails to one of my professors, and recollections of events from <text:span text:style-name="T2">my </text:span>parents I was <text:span text:style-name="T2">either</text:span> <text:span text:style-name="T1">incapacitated</text:span> <text:span text:style-name="T2">or</text:span> unable to function normally. <text:span text:style-name="T3">Also h</text:span>aving been released, I <text:span text:style-name="T3">was</text:span> <text:span text:style-name="T1">prescribed</text:span> medication which severely impaired my ability to do work as <text:span text:style-name="T4">my body</text:span> was getting acclimated to it, <text:span text:style-name="T3">in addition to other stipulations.</text:span> Essentially this entire month my usual working capacity was compromised, although <text:span text:style-name="T3">initially</text:span> I was in good in standing in my classes prior. Moving on, if I had recovered quicker and were given access to paws I would have applied for a withdrawal before April 17. <text:span text:style-name="T3">If</text:span> the midpoint deadline was extended <text:span text:style-name="T3">once again</text:span>, my <text:span text:style-name="T3">current academic</text:span> reason for withdrawing <text:span text:style-name="T3">would be</text:span> because I <text:s/>have already missed too many point heavy assignments in my <text:span text:style-name="T1">Probability</text:span> and Statistics course <text:span text:style-name="T1">as we were given a new adjusted syllabus to adapt with the current pandemic</text:span>. Lastly, <text:span text:style-name="T3">before even considering an emergency withdrawal </text:span>I’<text:span text:style-name="T3">d already</text:span> reached out to all my professors <text:span text:style-name="T1">about potentially being given more time to complete my assignments given that grades will be due soon. Understandably, I cannot make up the assignments in my Probability and Statistics course with an “Incomplete” grade for extended time as I inquired about from the professor of the course. The reason this was a desirable outcome for me is because currently I am behind in all my classes and even lost access to classmates I was in communication with for group projects. This is a really saddening and regret-filled reality for me as originally I was satisfactory or actually doing rather good in my courses. Now I must get my Insurance together, complete evaluations and try to get back to what is normal. Everyday so far I am working within myself to refrain from <text:s/>re-lapsing <text:s/>into an erratic state but I simply do not want to halt my school progress as I was suppose to graduate by the end of this year and still wish too. I attempted to contact my academic adviser so I could be aware of all the possible options for my situation and their repercussions, but I imagine they are also swamped with a multitude of messages from other students in these stressful times as I hadn’t gotten a response yet. As a result I am requesting for a partial withdrawal as this time as I cannot make up the missed assignments for this particular course, I’m short on time to catch up, and I’m trying regain balance as I go through a medical process. Thank you for taking the time to read my request. </text:span></text:p>
      <text:p text:style-name="P1"/>
      <text:p text:style-name="P1"><text:span text:style-name="T4">Sincerely,</text:span></text:p>
      <text:p text:style-name="P1"><text:span text:style-name="T4">Savada WIlso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7:12:42.021287944</meta:creation-date>
    <dc:date>2020-04-28T23:01:37.375450087</dc:date>
    <meta:editing-duration>PT4H43M22S</meta:editing-duration>
    <meta:editing-cycles>1</meta:editing-cycles>
    <meta:document-statistic meta:table-count="0" meta:image-count="0" meta:object-count="0" meta:page-count="1" meta:paragraph-count="3" meta:word-count="543" meta:character-count="3167" meta:non-whitespace-character-count="2620"/>
    <meta:generator>LibreOffice/6.0.7.3$Linux_X86_64 LibreOffice_project/00m0$Build-3</meta:generator>
  </office:meta>
</office:document-meta>
</file>